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2.8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3.768cm">
          <draw:text-box>
            <text:p><text:span text:style-name="T1">356 ch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8-21T13:07:23</dc:date>
    <dc:creator>Tyler Hayes</dc:creator>
    <meta:editing-duration>PT12H9M48S</meta:editing-duration>
    <meta:editing-cycles>169</meta:editing-cycles>
    <meta:generator>LibreOffice/3.5$Linux_X86_64 LibreOffice_project/350m1$Build-2</meta:generator>
    <meta:document-statistic meta:object-count="556"/>
  </office:meta>
</office:document-meta>
</file>